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104cm"/>
    </style:style>
    <style:style style:name="Tabla1.B" style:family="table-column">
      <style:table-column-properties style:column-width="5.399cm"/>
    </style:style>
    <style:style style:name="Tabla1.C" style:family="table-column">
      <style:table-column-properties style:column-width="4.089cm"/>
    </style:style>
    <style:style style:name="Tabla1.D" style:family="table-column">
      <style:table-column-properties style:column-width="5.408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2.519cm"/>
    </style:style>
    <style:style style:name="Tabla2.B" style:family="table-column">
      <style:table-column-properties style:column-width="7.929cm"/>
    </style:style>
    <style:style style:name="Tabla2.C" style:family="table-column">
      <style:table-column-properties style:column-width="6.553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1.201cm"/>
    </style:style>
    <style:style style:name="Tabla3.B" style:family="table-column">
      <style:table-column-properties style:column-width="4.142cm"/>
    </style:style>
    <style:style style:name="Tabla3.C" style:family="table-column">
      <style:table-column-properties style:column-width="2.937cm"/>
    </style:style>
    <style:style style:name="Tabla3.D" style:family="table-column">
      <style:table-column-properties style:column-width="3.062cm"/>
    </style:style>
    <style:style style:name="Tabla3.E" style:family="table-column">
      <style:table-column-properties style:column-width="5.659cm"/>
    </style:style>
    <style:style style:name="Tabla3.A1" style:family="table-cell">
      <style:table-cell-properties style:vertical-align="middle" fo:padding="0.049cm" fo:border="none"/>
    </style:style>
    <style:style style:name="Tabla4" style:family="table">
      <style:table-properties style:width="17cm" table:align="left"/>
    </style:style>
    <style:style style:name="Tabla4.A" style:family="table-column">
      <style:table-column-properties style:column-width="1.201cm"/>
    </style:style>
    <style:style style:name="Tabla4.B" style:family="table-column">
      <style:table-column-properties style:column-width="3.877cm"/>
    </style:style>
    <style:style style:name="Tabla4.C" style:family="table-column">
      <style:table-column-properties style:column-width="4.981cm"/>
    </style:style>
    <style:style style:name="Tabla4.D" style:family="table-column">
      <style:table-column-properties style:column-width="6.941cm"/>
    </style:style>
    <style:style style:name="Tabla4.A1" style:family="table-cell">
      <style:table-cell-properties style:vertical-align="middle" fo:padding="0.049cm" fo:border="none"/>
    </style:style>
    <style:style style:name="Tabla5" style:family="table">
      <style:table-properties style:width="13.776cm" table:align="left"/>
    </style:style>
    <style:style style:name="Tabla5.A" style:family="table-column">
      <style:table-column-properties style:column-width="1.201cm"/>
    </style:style>
    <style:style style:name="Tabla5.B" style:family="table-column">
      <style:table-column-properties style:column-width="5.055cm"/>
    </style:style>
    <style:style style:name="Tabla5.C" style:family="table-column">
      <style:table-column-properties style:column-width="6.015cm"/>
    </style:style>
    <style:style style:name="Tabla5.D" style:family="table-column">
      <style:table-column-properties style:column-width="1.505cm"/>
    </style:style>
    <style:style style:name="Tabla5.A1" style:family="table-cell">
      <style:table-cell-properties style:vertical-align="middle" fo:padding="0.049cm" fo:border="none"/>
    </style:style>
    <style:style style:name="Tabla6" style:family="table">
      <style:table-properties style:width="14.593cm" table:align="left"/>
    </style:style>
    <style:style style:name="Tabla6.A" style:family="table-column">
      <style:table-column-properties style:column-width="1.946cm"/>
    </style:style>
    <style:style style:name="Tabla6.B" style:family="table-column">
      <style:table-column-properties style:column-width="3.489cm"/>
    </style:style>
    <style:style style:name="Tabla6.C" style:family="table-column">
      <style:table-column-properties style:column-width="9.158cm"/>
    </style:style>
    <style:style style:name="Tabla6.A1" style:family="table-cell">
      <style:table-cell-properties style:vertical-align="middle" fo:padding="0.049cm" fo:border="none"/>
    </style:style>
    <style:style style:name="Tabla7" style:family="table">
      <style:table-properties style:width="14.593cm" table:align="left"/>
    </style:style>
    <style:style style:name="Tabla7.A" style:family="table-column">
      <style:table-column-properties style:column-width="1.946cm"/>
    </style:style>
    <style:style style:name="Tabla7.B" style:family="table-column">
      <style:table-column-properties style:column-width="3.489cm"/>
    </style:style>
    <style:style style:name="Tabla7.C" style:family="table-column">
      <style:table-column-properties style:column-width="9.158cm"/>
    </style:style>
    <style:style style:name="Tabla7.A1" style:family="table-cell">
      <style:table-cell-properties style:vertical-align="middle" fo:padding="0.049cm" fo:border="none"/>
    </style:style>
    <style:style style:name="Tabla8" style:family="table">
      <style:table-properties style:width="11.753cm" table:align="left"/>
    </style:style>
    <style:style style:name="Tabla8.A" style:family="table-column">
      <style:table-column-properties style:column-width="1.201cm"/>
    </style:style>
    <style:style style:name="Tabla8.B" style:family="table-column">
      <style:table-column-properties style:column-width="5.696cm"/>
    </style:style>
    <style:style style:name="Tabla8.C" style:family="table-column">
      <style:table-column-properties style:column-width="4.856cm"/>
    </style:style>
    <style:style style:name="Tabla8.A1" style:family="table-cell">
      <style:table-cell-properties style:vertical-align="middle" fo:padding="0.049cm" fo:border="none"/>
    </style:style>
    <style:style style:name="Tabla9" style:family="table">
      <style:table-properties style:width="17cm" table:align="left"/>
    </style:style>
    <style:style style:name="Tabla9.A" style:family="table-column">
      <style:table-column-properties style:column-width="3.868cm"/>
    </style:style>
    <style:style style:name="Tabla9.B" style:family="table-column">
      <style:table-column-properties style:column-width="7.327cm"/>
    </style:style>
    <style:style style:name="Tabla9.C" style:family="table-column">
      <style:table-column-properties style:column-width="5.805cm"/>
    </style:style>
    <style:style style:name="Tabla9.A1" style:family="table-cell">
      <style:table-cell-properties style:vertical-align="middle" fo:padding="0.049cm" fo:border="none"/>
    </style:style>
    <style:style style:name="Tabla10" style:family="table">
      <style:table-properties style:width="7.456cm" table:align="left"/>
    </style:style>
    <style:style style:name="Tabla10.A" style:family="table-column">
      <style:table-column-properties style:column-width="1.436cm"/>
    </style:style>
    <style:style style:name="Tabla10.B" style:family="table-column">
      <style:table-column-properties style:column-width="6.02cm"/>
    </style:style>
    <style:style style:name="Tabla10.A1" style:family="table-cell">
      <style:table-cell-properties style:vertical-align="middle" fo:padding="0.049cm" fo:border="none"/>
    </style:style>
    <style:style style:name="P1" style:family="paragraph" style:parent-style-name="Text_20_body">
      <style:text-properties officeooo:rsid="0014609b" officeooo:paragraph-rsid="0014609b"/>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9">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10">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1"/>
    <style:style style:name="P22" style:family="paragraph" style:parent-style-name="Preformatted_20_Text" style:list-style-name="L11"/>
    <style:style style:name="P23" style:family="paragraph" style:parent-style-name="Preformatted_20_Text" style:list-style-name="L11">
      <style:paragraph-properties fo:margin-left="0cm" fo:margin-right="0cm" fo:text-indent="0cm" style:auto-text-indent="false" style:writing-mode="lr-tb"/>
    </style:style>
    <style:style style:name="P24" style:family="paragraph" style:parent-style-name="Preformatted_20_Text" style:list-style-name="L11">
      <style:paragraph-properties style:writing-mode="lr-tb"/>
    </style:style>
    <style:style style:name="P25" style:family="paragraph" style:parent-style-name="Preformatted_20_Text" style:list-style-name="L11">
      <style:paragraph-properties fo:margin-top="0cm" fo:margin-bottom="0.499cm" style:contextual-spacing="false" style:writing-mode="lr-tb"/>
    </style:style>
    <style:style style:name="P26" style:family="paragraph" style:parent-style-name="Text_20_body" style:list-style-name="L12">
      <style:paragraph-properties fo:margin-top="0cm" fo:margin-bottom="0cm" style:contextual-spacing="false"/>
    </style:style>
    <style:style style:name="P27" style:family="paragraph" style:parent-style-name="Text_20_body" style:list-style-name="L12"/>
    <style:style style:name="P28" style:family="paragraph" style:parent-style-name="Text_20_body" style:list-style-name="L13"/>
    <style:style style:name="P29" style:family="paragraph" style:parent-style-name="Preformatted_20_Text" style:list-style-name="L13"/>
    <style:style style:name="P30" style:family="paragraph" style:parent-style-name="Preformatted_20_Text" style:list-style-name="L13">
      <style:paragraph-properties fo:margin-left="0cm" fo:margin-right="0cm" fo:text-indent="0cm" style:auto-text-indent="false" style:writing-mode="lr-tb"/>
    </style:style>
    <style:style style:name="P31" style:family="paragraph" style:parent-style-name="Preformatted_20_Text" style:list-style-name="L13">
      <style:paragraph-properties style:writing-mode="lr-tb"/>
    </style:style>
    <style:style style:name="P32" style:family="paragraph" style:parent-style-name="Preformatted_20_Text" style:list-style-name="L13">
      <style:paragraph-properties fo:margin-top="0cm" fo:margin-bottom="0.499cm" style:contextual-spacing="false" style:writing-mode="lr-tb"/>
    </style:style>
    <style:style style:name="P33" style:family="paragraph" style:parent-style-name="Text_20_body" style:list-style-name="L14">
      <style:paragraph-properties fo:margin-top="0cm" fo:margin-bottom="0cm" style:contextual-spacing="false"/>
    </style:style>
    <style:style style:name="P34" style:family="paragraph" style:parent-style-name="Text_20_body" style:list-style-name="L14"/>
    <style:style style:name="P35" style:family="paragraph" style:parent-style-name="Text_20_body" style:list-style-name="L15">
      <style:paragraph-properties fo:margin-top="0cm" fo:margin-bottom="0cm" style:contextual-spacing="false"/>
    </style:style>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paragraph-properties fo:margin-top="0cm" fo:margin-bottom="0cm" style:contextual-spacing="false"/>
    </style:style>
    <style:style style:name="P39" style:family="paragraph" style:parent-style-name="Text_20_body" style:list-style-name="L17"/>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19">
      <style:paragraph-properties fo:margin-top="0cm" fo:margin-bottom="0cm" style:contextual-spacing="false"/>
    </style:style>
    <style:style style:name="P43" style:family="paragraph" style:parent-style-name="Text_20_body" style:list-style-name="L20">
      <style:paragraph-properties fo:margin-top="0cm" fo:margin-bottom="0cm" style:contextual-spacing="false"/>
    </style:style>
    <style:style style:name="P44" style:family="paragraph" style:parent-style-name="Text_20_body" style:list-style-name="L20"/>
    <style:style style:name="P45" style:family="paragraph" style:parent-style-name="Text_20_body" style:list-style-name="L21">
      <style:paragraph-properties fo:margin-top="0cm" fo:margin-bottom="0cm" style:contextual-spacing="false"/>
    </style:style>
    <style:style style:name="P46" style:family="paragraph" style:parent-style-name="Text_20_body" style:list-style-name="L21"/>
    <style:style style:name="P47" style:family="paragraph" style:parent-style-name="Text_20_body" style:list-style-name="L22">
      <style:paragraph-properties fo:margin-top="0cm" fo:margin-bottom="0cm" style:contextual-spacing="false"/>
    </style:style>
    <style:style style:name="P48" style:family="paragraph" style:parent-style-name="Text_20_body" style:list-style-name="L22"/>
    <style:style style:name="P49" style:family="paragraph" style:parent-style-name="Text_20_body" style:list-style-name="L23">
      <style:paragraph-properties fo:margin-top="0cm" fo:margin-bottom="0cm" style:contextual-spacing="false"/>
    </style:style>
    <style:style style:name="P50" style:family="paragraph" style:parent-style-name="Text_20_body" style:list-style-name="L23"/>
    <style:style style:name="P51" style:family="paragraph" style:parent-style-name="Text_20_body" style:list-style-name="L24">
      <style:paragraph-properties fo:margin-top="0cm" fo:margin-bottom="0cm" style:contextual-spacing="false"/>
    </style:style>
    <style:style style:name="P52" style:family="paragraph" style:parent-style-name="Text_20_body" style:list-style-name="L24"/>
    <style:style style:name="P53" style:family="paragraph" style:parent-style-name="Text_20_body" style:list-style-name="L25"/>
    <style:style style:name="P54" style:family="paragraph" style:parent-style-name="Text_20_body" style:list-style-name="L26">
      <style:paragraph-properties fo:margin-top="0cm" fo:margin-bottom="0cm" style:contextual-spacing="false"/>
    </style:style>
    <style:style style:name="P55" style:family="paragraph" style:parent-style-name="Text_20_body" style:list-style-name="L26"/>
    <style:style style:name="T1" style:family="text">
      <style:text-properties officeooo:rsid="0016327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text:span text:style-name="T1">2</text:span> – <text:span text:style-name="T1">Introducción TCP/IP</text:span></text:p>
      <text:p text:style-name="Text_20_body"/>
      <text:p text:style-name="P1">Un <text:span text:style-name="Strong_20_Emphasis">protocolo de red</text:span> es un conjunto de reglas y estándares que permiten la comunicación entre dispositivos dentro de una red. Los protocolos definen cómo se transmiten, reciben y procesan los datos, asegurando que los dispositivos puedan entenderse y trabajar juntos independientemente de su hardware o software.</text:p>
      <text:p text:style-name="Text_20_body">Aquí tienes una tabla con diferentes protocolos y sus características:</text:p>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Table_20_Heading"><text:span text:style-name="Strong_20_Emphasis">Protocolo</text:span></text:p>
            </table:table-cell>
            <table:table-cell table:style-name="Tabla1.A1" office:value-type="string">
              <text:p text:style-name="Table_20_Heading"><text:span text:style-name="Strong_20_Emphasis">Características</text:span></text:p>
            </table:table-cell>
            <table:table-cell table:style-name="Tabla1.A1" office:value-type="string">
              <text:p text:style-name="Table_20_Heading"><text:span text:style-name="Strong_20_Emphasis">Ventajas</text:span></text:p>
            </table:table-cell>
            <table:table-cell table:style-name="Tabla1.A1" office:value-type="string">
              <text:p text:style-name="Table_20_Heading"><text:span text:style-name="Strong_20_Emphasis">Desventajas</text:span></text:p>
            </table:table-cell>
          </table:table-row>
        </table:table-header-rows>
        <table:table-row>
          <table:table-cell table:style-name="Tabla1.A1" office:value-type="string">
            <text:p text:style-name="Table_20_Contents"><text:span text:style-name="Strong_20_Emphasis">NetBEUI</text:span></text:p>
          </table:table-cell>
          <table:table-cell table:style-name="Tabla1.A1" office:value-type="string">
            <text:p text:style-name="Table_20_Contents">- Diseñado por IBM y utilizado por Microsoft. <text:line-break/>- No enrutable (solo para redes pequeñas locales). <text:line-break/>- Alta velocidad en redes pequeñas.</text:p>
          </table:table-cell>
          <table:table-cell table:style-name="Tabla1.A1" office:value-type="string">
            <text:p text:style-name="Table_20_Contents">- Simple de configurar. <text:line-break/>- Ideal para redes pequeñas con bajo tráfico.</text:p>
          </table:table-cell>
          <table:table-cell table:style-name="Tabla1.A1" office:value-type="string">
            <text:p text:style-name="Table_20_Contents">- No soporta redes grandes ni enrutamiento. <text:line-break/>- Obsoleto en la mayoría de los sistemas actuales.</text:p>
          </table:table-cell>
        </table:table-row>
        <table:table-row>
          <table:table-cell table:style-name="Tabla1.A1" office:value-type="string">
            <text:p text:style-name="Table_20_Contents"><text:span text:style-name="Strong_20_Emphasis">AppleTalk</text:span></text:p>
          </table:table-cell>
          <table:table-cell table:style-name="Tabla1.A1" office:value-type="string">
            <text:p text:style-name="Table_20_Contents">- Diseñado por Apple para redes Macintosh. <text:line-break/>- Compatible con diferentes tipos de medios físicos. <text:line-break/>- Automático en configuración de red.</text:p>
          </table:table-cell>
          <table:table-cell table:style-name="Tabla1.A1" office:value-type="string">
            <text:p text:style-name="Table_20_Contents">- Fácil de usar en entornos Apple. <text:line-break/>- Soporte nativo para dispositivos Apple.</text:p>
          </table:table-cell>
          <table:table-cell table:style-name="Tabla1.A1" office:value-type="string">
            <text:p text:style-name="Table_20_Contents">- Baja escalabilidad en redes grandes. <text:line-break/>- Poco usado fuera del ecosistema Apple.</text:p>
          </table:table-cell>
        </table:table-row>
        <table:table-row>
          <table:table-cell table:style-name="Tabla1.A1" office:value-type="string">
            <text:p text:style-name="Table_20_Contents"><text:span text:style-name="Strong_20_Emphasis">IPX/SPX</text:span></text:p>
          </table:table-cell>
          <table:table-cell table:style-name="Tabla1.A1" office:value-type="string">
            <text:p text:style-name="Table_20_Contents">- Desarrollado por Novell para NetWare. <text:line-break/>- IPX: Protocolo de red; SPX: Protocolo orientado a conexión.</text:p>
          </table:table-cell>
          <table:table-cell table:style-name="Tabla1.A1" office:value-type="string">
            <text:p text:style-name="Table_20_Contents">- Rápido en redes locales. <text:line-break/>- Bajo consumo de recursos.</text:p>
          </table:table-cell>
          <table:table-cell table:style-name="Tabla1.A1" office:value-type="string">
            <text:p text:style-name="Table_20_Contents">- Poco eficiente en redes modernas con alta carga de tráfico. <text:line-break/>- Reemplazado por TCP/IP.</text:p>
          </table:table-cell>
        </table:table-row>
        <table:table-row>
          <table:table-cell table:style-name="Tabla1.A1" office:value-type="string">
            <text:p text:style-name="Table_20_Contents"><text:span text:style-name="Strong_20_Emphasis">TCP/IP</text:span></text:p>
          </table:table-cell>
          <table:table-cell table:style-name="Tabla1.A1" office:value-type="string">
            <text:p text:style-name="Table_20_Contents">- Protocolo estándar para redes modernas. <text:line-break/>- Arquitectura basada en capas (modelo TCP/IP). <text:line-break/>- Enrutamiento eficiente entre redes.</text:p>
          </table:table-cell>
          <table:table-cell table:style-name="Tabla1.A1" office:value-type="string">
            <text:p text:style-name="Table_20_Contents">- Escalable y soportado ampliamente. <text:line-break/>- Compatible con Internet y redes modernas.</text:p>
          </table:table-cell>
          <table:table-cell table:style-name="Tabla1.A1" office:value-type="string">
            <text:p text:style-name="Table_20_Contents">- Complejo en su configuración inicial en redes grandes. <text:line-break/>- Más consumo de recursos comparado con protocolos simples.</text:p>
          </table:table-cell>
        </table:table-row>
      </table:table>
      <text:p text:style-name="Text_20_body">Si necesitas información más detallada sobre algún protocolo o ejemplo de su uso, ¡avísame! 😊</text:p>
      <text:p text:style-name="Text_20_body">4o</text:p>
      <text:h text:style-name="Heading_20_5" text:outline-level="5">Tú dijiste:</text:h>
      <text:p text:style-name="Text_20_body">creame una tabla con las capas de tcp/ip y su utilidad y protocolos en cada una de ellas</text:p>
      <text:h text:style-name="Heading_20_6" text:outline-level="6">ChatGPT Plus</text:h>
      <text:p text:style-name="Text_20_body">ChatGPT</text:p>
      <text:p text:style-name="Text_20_body">Aquí tienes una tabla que describe las capas del modelo TCP/IP, su utilidad y los principales protocolos que operan en cada una:</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text:span text:style-name="Strong_20_Emphasis">Capa</text:span></text:p>
            </table:table-cell>
            <table:table-cell table:style-name="Tabla2.A1" office:value-type="string">
              <text:p text:style-name="Table_20_Heading"><text:span text:style-name="Strong_20_Emphasis">Utilidad</text:span></text:p>
            </table:table-cell>
            <table:table-cell table:style-name="Tabla2.A1" office:value-type="string">
              <text:p text:style-name="Table_20_Heading"><text:span text:style-name="Strong_20_Emphasis">Protocolos principales</text:span></text:p>
            </table:table-cell>
          </table:table-row>
        </table:table-header-rows>
        <table:table-row>
          <table:table-cell table:style-name="Tabla2.A1" office:value-type="string">
            <text:p text:style-name="Table_20_Contents"><text:span text:style-name="Strong_20_Emphasis">Aplicación</text:span></text:p>
          </table:table-cell>
          <table:table-cell table:style-name="Tabla2.A1" office:value-type="string">
            <text:p text:style-name="Table_20_Contents">- Proporciona servicios y aplicaciones para el usuario final. <text:line-break/><text:soft-page-break/>- Traduce datos al formato adecuado para ser enviados.</text:p>
          </table:table-cell>
          <table:table-cell table:style-name="Tabla2.A1" office:value-type="string">
            <text:p text:style-name="Table_20_Contents">- HTTP, HTTPS, FTP, SMTP, IMAP, POP3, SNMP, DNS, Telnet, SSH</text:p>
          </table:table-cell>
        </table:table-row>
        <table:table-row>
          <table:table-cell table:style-name="Tabla2.A1" office:value-type="string">
            <text:p text:style-name="Table_20_Contents"><text:span text:style-name="Strong_20_Emphasis">Transporte</text:span></text:p>
          </table:table-cell>
          <table:table-cell table:style-name="Tabla2.A1" office:value-type="string">
            <text:p text:style-name="Table_20_Contents">- Garantiza la entrega confiable de datos entre aplicaciones en distintos dispositivos. <text:line-break/>- Divide los datos en segmentos y controla errores.</text:p>
          </table:table-cell>
          <table:table-cell table:style-name="Tabla2.A1" office:value-type="string">
            <text:p text:style-name="Table_20_Contents">- TCP (conexión confiable) <text:line-break/>- UDP (sin conexión, menor latencia)</text:p>
          </table:table-cell>
        </table:table-row>
        <table:table-row>
          <table:table-cell table:style-name="Tabla2.A1" office:value-type="string">
            <text:p text:style-name="Table_20_Contents"><text:span text:style-name="Strong_20_Emphasis">Internet</text:span></text:p>
          </table:table-cell>
          <table:table-cell table:style-name="Tabla2.A1" office:value-type="string">
            <text:p text:style-name="Table_20_Contents">- Responsable del direccionamiento lógico y el enrutamiento de datos entre redes. <text:line-break/>- Agrupa datos en paquetes.</text:p>
          </table:table-cell>
          <table:table-cell table:style-name="Tabla2.A1" office:value-type="string">
            <text:p text:style-name="Table_20_Contents">- IP (IPv4, IPv6), ICMP, ARP, RARP, IGMP</text:p>
          </table:table-cell>
        </table:table-row>
        <table:table-row>
          <table:table-cell table:style-name="Tabla2.A1" office:value-type="string">
            <text:p text:style-name="Table_20_Contents"><text:span text:style-name="Strong_20_Emphasis">Acceso a la red</text:span></text:p>
          </table:table-cell>
          <table:table-cell table:style-name="Tabla2.A1" office:value-type="string">
            <text:p text:style-name="Table_20_Contents">- Maneja la transmisión física de datos a través de la red. <text:line-break/>- Incluye protocolos de enlace y hardware.</text:p>
          </table:table-cell>
          <table:table-cell table:style-name="Tabla2.A1" office:value-type="string">
            <text:p text:style-name="Table_20_Contents">- Ethernet, Wi-Fi (IEEE 802.11), PPP, ATM, Frame Relay</text:p>
          </table:table-cell>
        </table:table-row>
      </table:table>
      <text:p text:style-name="Text_20_body">Este modelo organiza los procesos de red en capas funcionales que trabajan juntas para garantizar una comunicación eficiente y confiable. Si necesitas ejemplos de cómo se implementan estos protocolos o más detalles, ¡puedes pedírmelo! 😊</text:p>
      <text:p text:style-name="Text_20_body">4o</text:p>
      <text:h text:style-name="Heading_20_5" text:outline-level="5">Tú dijiste:</text:h>
      <text:p text:style-name="Text_20_body">¿Qué es una dirección IP?¿ para qué sirve? ipv4 tipos de redes ABC</text:p>
      <text:h text:style-name="Heading_20_6" text:outline-level="6">ChatGPT Plus</text:h>
      <text:p text:style-name="Text_20_body">ChatGPT</text:p>
      <text:h text:style-name="Heading_20_3" text:outline-level="3"><text:span text:style-name="Strong_20_Emphasis">¿Qué es una dirección IP?</text:span></text:h>
      <text:p text:style-name="Text_20_body">Una <text:span text:style-name="Strong_20_Emphasis">dirección IP (Internet Protocol)</text:span> es un identificador único asignado a cada dispositivo conectado a una red que utiliza el Protocolo de Internet. Esta dirección permite que los dispositivos se identifiquen entre sí y se comuniquen en una red local o a través de Internet.</text:p>
      <text:p text:style-name="Horizontal_20_Line"/>
      <text:h text:style-name="Heading_20_3" text:outline-level="3"><text:span text:style-name="Strong_20_Emphasis">¿Para qué sirve una dirección IP?</text:span></text:h>
      <text:list text:style-name="L1">
        <text:list-item>
          <text:p text:style-name="P2"><text:span text:style-name="Strong_20_Emphasis">Identificación:</text:span> Distinguir un dispositivo en una red.</text:p>
        </text:list-item>
        <text:list-item>
          <text:p text:style-name="P2"><text:span text:style-name="Strong_20_Emphasis">Ubicación:</text:span> Proveer información sobre la ubicación lógica del dispositivo dentro de la red.</text:p>
        </text:list-item>
        <text:list-item>
          <text:p text:style-name="P3"><text:span text:style-name="Strong_20_Emphasis">Comunicación:</text:span> Facilitar el envío y recepción de datos entre dispositivos.</text:p>
        </text:list-item>
      </text:list>
      <text:p text:style-name="Horizontal_20_Line"/>
      <text:h text:style-name="Heading_20_3" text:outline-level="3"><text:span text:style-name="Strong_20_Emphasis">IPv4 y tipos de redes (Clases A, B, C)</text:span></text:h>
      <text:p text:style-name="Text_20_body">El <text:span text:style-name="Strong_20_Emphasis">IPv4 (Internet Protocol versión 4)</text:span> utiliza direcciones de 32 bits, representadas en un formato de 4 números decimales separados por puntos (por ejemplo, 192.168.1.1).</text:p>
      <text:p text:style-name="Text_20_body">El espacio de direcciones IPv4 se divide en clases según el rango de la dirección, con diferentes tamaños y propósitos:</text:p>
      <table:table table:name="Tabla3" table:style-name="Tabla3">
        <table:table-column table:style-name="Tabla3.A"/>
        <table:table-column table:style-name="Tabla3.B"/>
        <table:table-column table:style-name="Tabla3.C"/>
        <table:table-column table:style-name="Tabla3.D"/>
        <table:table-column table:style-name="Tabla3.E"/>
        <table:table-header-rows>
          <table:table-row>
            <table:table-cell table:style-name="Tabla3.A1" office:value-type="string">
              <text:p text:style-name="Table_20_Heading"><text:span text:style-name="Strong_20_Emphasis">Clase</text:span></text:p>
            </table:table-cell>
            <table:table-cell table:style-name="Tabla3.A1" office:value-type="string">
              <text:p text:style-name="Table_20_Heading"><text:span text:style-name="Strong_20_Emphasis">Rango de direcciones</text:span></text:p>
            </table:table-cell>
            <table:table-cell table:style-name="Tabla3.A1" office:value-type="string">
              <text:p text:style-name="Table_20_Heading"><text:span text:style-name="Strong_20_Emphasis">N° de redes posibles</text:span></text:p>
            </table:table-cell>
            <table:table-cell table:style-name="Tabla3.A1" office:value-type="string">
              <text:p text:style-name="Table_20_Heading"><text:span text:style-name="Strong_20_Emphasis">N° de hosts por red</text:span></text:p>
            </table:table-cell>
            <table:table-cell table:style-name="Tabla3.A1" office:value-type="string">
              <text:p text:style-name="Table_20_Heading"><text:span text:style-name="Strong_20_Emphasis">Uso principal</text:span></text:p>
            </table:table-cell>
          </table:table-row>
        </table:table-header-rows>
        <table:table-row>
          <table:table-cell table:style-name="Tabla3.A1" office:value-type="string">
            <text:p text:style-name="Table_20_Contents"><text:span text:style-name="Strong_20_Emphasis">A</text:span></text:p>
          </table:table-cell>
          <table:table-cell table:style-name="Tabla3.A1" office:value-type="string">
            <text:p text:style-name="Table_20_Contents">0.0.0.0 a 127.255.255.255</text:p>
          </table:table-cell>
          <table:table-cell table:style-name="Tabla3.A1" office:value-type="string">
            <text:p text:style-name="Table_20_Contents">128</text:p>
          </table:table-cell>
          <table:table-cell table:style-name="Tabla3.A1" office:value-type="string">
            <text:p text:style-name="Table_20_Contents">~16,777,216</text:p>
          </table:table-cell>
          <table:table-cell table:style-name="Tabla3.A1" office:value-type="string">
            <text:p text:style-name="Table_20_Contents">Grandes redes (corporaciones, instituciones).</text:p>
          </table:table-cell>
        </table:table-row>
        <text:soft-page-break/>
        <table:table-row>
          <table:table-cell table:style-name="Tabla3.A1" office:value-type="string">
            <text:p text:style-name="Table_20_Contents"><text:span text:style-name="Strong_20_Emphasis">B</text:span></text:p>
          </table:table-cell>
          <table:table-cell table:style-name="Tabla3.A1" office:value-type="string">
            <text:p text:style-name="Table_20_Contents">128.0.0.0 a 191.255.255.255</text:p>
          </table:table-cell>
          <table:table-cell table:style-name="Tabla3.A1" office:value-type="string">
            <text:p text:style-name="Table_20_Contents">16,384</text:p>
          </table:table-cell>
          <table:table-cell table:style-name="Tabla3.A1" office:value-type="string">
            <text:p text:style-name="Table_20_Contents">~65,536</text:p>
          </table:table-cell>
          <table:table-cell table:style-name="Tabla3.A1" office:value-type="string">
            <text:p text:style-name="Table_20_Contents">Redes medianas (empresas grandes).</text:p>
          </table:table-cell>
        </table:table-row>
        <table:table-row>
          <table:table-cell table:style-name="Tabla3.A1" office:value-type="string">
            <text:p text:style-name="Table_20_Contents"><text:span text:style-name="Strong_20_Emphasis">C</text:span></text:p>
          </table:table-cell>
          <table:table-cell table:style-name="Tabla3.A1" office:value-type="string">
            <text:p text:style-name="Table_20_Contents">192.0.0.0 a 223.255.255.255</text:p>
          </table:table-cell>
          <table:table-cell table:style-name="Tabla3.A1" office:value-type="string">
            <text:p text:style-name="Table_20_Contents">2,097,152</text:p>
          </table:table-cell>
          <table:table-cell table:style-name="Tabla3.A1" office:value-type="string">
            <text:p text:style-name="Table_20_Contents">~256</text:p>
          </table:table-cell>
          <table:table-cell table:style-name="Tabla3.A1" office:value-type="string">
            <text:p text:style-name="Table_20_Contents">Redes pequeñas (hogares, oficinas).</text:p>
          </table:table-cell>
        </table:table-row>
      </table:table>
      <text:p text:style-name="Horizontal_20_Line"/>
      <text:h text:style-name="Heading_20_3" text:outline-level="3"><text:span text:style-name="Strong_20_Emphasis">Características adicionales:</text:span></text:h>
      <text:list text:style-name="L2">
        <text:list-item>
          <text:p text:style-name="P4"><text:span text:style-name="Strong_20_Emphasis">Privadas:</text:span> Direcciones reservadas para redes internas (no enroutables en Internet).</text:p>
          <text:list>
            <text:list-item>
              <text:p text:style-name="P4">Clase A: 10.0.0.0 – 10.255.255.255</text:p>
            </text:list-item>
            <text:list-item>
              <text:p text:style-name="P4">Clase B: 172.16.0.0 – 172.31.255.255</text:p>
            </text:list-item>
            <text:list-item>
              <text:p text:style-name="P4">Clase C: 192.168.0.0 – 192.168.255.255</text:p>
            </text:list-item>
          </text:list>
        </text:list-item>
        <text:list-item>
          <text:p text:style-name="P5"><text:span text:style-name="Strong_20_Emphasis">Públicas:</text:span> Direcciones accesibles desde Internet, asignadas por autoridades como IANA.</text:p>
        </text:list-item>
      </text:list>
      <text:p text:style-name="Text_20_body">¿Te gustaría profundizar en cómo funcionan o cómo se asignan estas direcciones? 😊</text:p>
      <text:p text:style-name="Text_20_body">4o</text:p>
      <text:h text:style-name="Heading_20_5" text:outline-level="5">Tú dijiste:</text:h>
      <text:p text:style-name="Text_20_body">puedes darme los valores de las redes clase a b y c por los primeros bits del primer byte</text:p>
      <text:h text:style-name="Heading_20_6" text:outline-level="6">ChatGPT Plus</text:h>
      <text:p text:style-name="Text_20_body">ChatGPT</text:p>
      <text:p text:style-name="Text_20_body">Claro, los valores de las redes Clase A, B y C en función de los primeros bits del <text:span text:style-name="Strong_20_Emphasis">primer byte</text:span> de una dirección IPv4 son los siguientes:</text:p>
      <table:table table:name="Tabla4" table:style-name="Tabla4">
        <table:table-column table:style-name="Tabla4.A"/>
        <table:table-column table:style-name="Tabla4.B"/>
        <table:table-column table:style-name="Tabla4.C"/>
        <table:table-column table:style-name="Tabla4.D"/>
        <table:table-header-rows>
          <table:table-row>
            <table:table-cell table:style-name="Tabla4.A1" office:value-type="string">
              <text:p text:style-name="Table_20_Heading"><text:span text:style-name="Strong_20_Emphasis">Clase</text:span></text:p>
            </table:table-cell>
            <table:table-cell table:style-name="Tabla4.A1" office:value-type="string">
              <text:p text:style-name="Table_20_Heading"><text:span text:style-name="Strong_20_Emphasis">Primeros bits (en binario)</text:span></text:p>
            </table:table-cell>
            <table:table-cell table:style-name="Tabla4.A1" office:value-type="string">
              <text:p text:style-name="Table_20_Heading"><text:span text:style-name="Strong_20_Emphasis">Rango del primer byte (en decimal)</text:span></text:p>
            </table:table-cell>
            <table:table-cell table:style-name="Tabla4.A1" office:value-type="string">
              <text:p text:style-name="Table_20_Heading"><text:span text:style-name="Strong_20_Emphasis">Propósito</text:span></text:p>
            </table:table-cell>
          </table:table-row>
        </table:table-header-rows>
        <table:table-row>
          <table:table-cell table:style-name="Tabla4.A1" office:value-type="string">
            <text:p text:style-name="Table_20_Contents"><text:span text:style-name="Strong_20_Emphasis">A</text:span></text:p>
          </table:table-cell>
          <table:table-cell table:style-name="Tabla4.A1" office:value-type="string">
            <text:p text:style-name="Table_20_Contents">0xxx xxxx</text:p>
          </table:table-cell>
          <table:table-cell table:style-name="Tabla4.A1" office:value-type="string">
            <text:p text:style-name="Table_20_Contents">0 a 127</text:p>
          </table:table-cell>
          <table:table-cell table:style-name="Tabla4.A1" office:value-type="string">
            <text:p text:style-name="Table_20_Contents">Redes grandes (organizaciones globales).</text:p>
          </table:table-cell>
        </table:table-row>
        <table:table-row>
          <table:table-cell table:style-name="Tabla4.A1" office:value-type="string">
            <text:p text:style-name="Table_20_Contents"><text:span text:style-name="Strong_20_Emphasis">B</text:span></text:p>
          </table:table-cell>
          <table:table-cell table:style-name="Tabla4.A1" office:value-type="string">
            <text:p text:style-name="Table_20_Contents">10xx xxxx</text:p>
          </table:table-cell>
          <table:table-cell table:style-name="Tabla4.A1" office:value-type="string">
            <text:p text:style-name="Table_20_Contents">128 a 191</text:p>
          </table:table-cell>
          <table:table-cell table:style-name="Tabla4.A1" office:value-type="string">
            <text:p text:style-name="Table_20_Contents">Redes medianas (instituciones, empresas grandes).</text:p>
          </table:table-cell>
        </table:table-row>
        <table:table-row>
          <table:table-cell table:style-name="Tabla4.A1" office:value-type="string">
            <text:p text:style-name="Table_20_Contents"><text:span text:style-name="Strong_20_Emphasis">C</text:span></text:p>
          </table:table-cell>
          <table:table-cell table:style-name="Tabla4.A1" office:value-type="string">
            <text:p text:style-name="Table_20_Contents">110x xxxx</text:p>
          </table:table-cell>
          <table:table-cell table:style-name="Tabla4.A1" office:value-type="string">
            <text:p text:style-name="Table_20_Contents">192 a 223</text:p>
          </table:table-cell>
          <table:table-cell table:style-name="Tabla4.A1" office:value-type="string">
            <text:p text:style-name="Table_20_Contents">Redes pequeñas (hogares, pequeñas oficinas).</text:p>
          </table:table-cell>
        </table:table-row>
      </table:table>
      <text:p text:style-name="Horizontal_20_Line"/>
      <text:h text:style-name="Heading_20_3" text:outline-level="3"><text:span text:style-name="Strong_20_Emphasis">Explicación de los primeros bits:</text:span></text:h>
      <text:list text:style-name="L3">
        <text:list-item>
          <text:p text:style-name="P6"><text:span text:style-name="Strong_20_Emphasis">Clase A:</text:span></text:p>
          <text:list>
            <text:list-item>
              <text:p text:style-name="P7">El primer bit es siempre <text:span text:style-name="Source_20_Text">0</text:span>.</text:p>
            </text:list-item>
            <text:list-item>
              <text:p text:style-name="P7">Esto deja 7 bits restantes para identificar redes.</text:p>
            </text:list-item>
            <text:list-item>
              <text:p text:style-name="P7">Rango: <text:span text:style-name="Source_20_Text">00000000</text:span> (0) a <text:span text:style-name="Source_20_Text">01111111</text:span> (127).</text:p>
            </text:list-item>
          </text:list>
        </text:list-item>
        <text:list-item>
          <text:p text:style-name="P6"><text:span text:style-name="Strong_20_Emphasis">Clase B:</text:span></text:p>
          <text:list>
            <text:list-item>
              <text:p text:style-name="P7">Los dos primeros bits son siempre <text:span text:style-name="Source_20_Text">10</text:span>.</text:p>
            </text:list-item>
            <text:list-item>
              <text:p text:style-name="P7">Esto deja 14 bits para identificar redes.</text:p>
            </text:list-item>
            <text:list-item>
              <text:p text:style-name="P7">Rango: <text:span text:style-name="Source_20_Text">10000000</text:span> (128) a <text:span text:style-name="Source_20_Text">10111111</text:span> (191).</text:p>
            </text:list-item>
          </text:list>
        </text:list-item>
        <text:list-item>
          <text:p text:style-name="P6"><text:span text:style-name="Strong_20_Emphasis">Clase C:</text:span></text:p>
          <text:list>
            <text:list-item>
              <text:p text:style-name="P7"><text:soft-page-break/>Los tres primeros bits son siempre <text:span text:style-name="Source_20_Text">110</text:span>.</text:p>
            </text:list-item>
            <text:list-item>
              <text:p text:style-name="P7">Esto deja 21 bits para identificar redes.</text:p>
            </text:list-item>
            <text:list-item>
              <text:p text:style-name="P6">Rango: <text:span text:style-name="Source_20_Text">11000000</text:span> (192) a <text:span text:style-name="Source_20_Text">11011111</text:span> (223).</text:p>
            </text:list-item>
          </text:list>
        </text:list-item>
      </text:list>
      <text:p text:style-name="Text_20_body">¿Te interesa saber más sobre las clases restantes (D y E) o algo relacionado con el direccionamiento? 😊</text:p>
      <text:p text:style-name="Text_20_body">4o</text:p>
      <text:h text:style-name="Heading_20_5" text:outline-level="5">Tú dijiste:</text:h>
      <text:p text:style-name="Text_20_body">qué es la máscara de red?</text:p>
      <text:h text:style-name="Heading_20_6" text:outline-level="6">ChatGPT Plus</text:h>
      <text:p text:style-name="Text_20_body">ChatGPT</text:p>
      <text:h text:style-name="Heading_20_3" text:outline-level="3"><text:span text:style-name="Strong_20_Emphasis">¿Qué es la máscara de red?</text:span></text:h>
      <text:p text:style-name="Text_20_body">La <text:span text:style-name="Strong_20_Emphasis">máscara de red</text:span> es un número utilizado en redes IP para separar la parte de una dirección IP que identifica la <text:span text:style-name="Strong_20_Emphasis">red</text:span> de la parte que identifica a los <text:span text:style-name="Strong_20_Emphasis">hosts</text:span> (dispositivos) dentro de esa red.</text:p>
      <text:p text:style-name="Text_20_body">La máscara de red se representa de manera similar a las direcciones IP, en formato decimal punteado (por ejemplo, <text:span text:style-name="Source_20_Text">255.255.255.0</text:span>) o en formato de longitud de prefijo (por ejemplo, <text:span text:style-name="Source_20_Text">/24</text:span>).</text:p>
      <text:p text:style-name="Horizontal_20_Line"/>
      <text:h text:style-name="Heading_20_3" text:outline-level="3"><text:span text:style-name="Strong_20_Emphasis">¿Para qué sirve?</text:span></text:h>
      <text:list text:style-name="L4">
        <text:list-item>
          <text:p text:style-name="P8"><text:span text:style-name="Strong_20_Emphasis">Definir la red:</text:span> Permite identificar qué parte de la dirección IP corresponde a la red y qué parte al host.</text:p>
        </text:list-item>
        <text:list-item>
          <text:p text:style-name="P8"><text:span text:style-name="Strong_20_Emphasis">Segmentar redes:</text:span> Ayuda a dividir una red en subredes más pequeñas para mejorar la organización y el rendimiento.</text:p>
        </text:list-item>
        <text:list-item>
          <text:p text:style-name="P9"><text:span text:style-name="Strong_20_Emphasis">Enrutamiento:</text:span> Es utilizada por los routers para determinar si un paquete debe permanecer en la red local o ser enviado a otra red.</text:p>
        </text:list-item>
      </text:list>
      <text:p text:style-name="Horizontal_20_Line"/>
      <text:h text:style-name="Heading_20_3" text:outline-level="3"><text:span text:style-name="Strong_20_Emphasis">Ejemplo básico de una dirección IP y su máscara:</text:span></text:h>
      <text:p text:style-name="Text_20_body">Supongamos que tenemos la dirección IP:<text:line-break/><text:span text:style-name="Source_20_Text">192.168.1.10</text:span><text:line-break/>y la máscara de red:<text:line-break/><text:span text:style-name="Source_20_Text">255.255.255.0</text:span></text:p>
      <text:list text:style-name="L5">
        <text:list-item>
          <text:p text:style-name="P10">En binario, la máscara sería:<text:line-break/><text:span text:style-name="Source_20_Text">11111111.11111111.11111111.00000000</text:span></text:p>
        </text:list-item>
      </text:list>
      <text:p text:style-name="Text_20_body">Esto indica que:</text:p>
      <text:list text:style-name="L6">
        <text:list-item>
          <text:p text:style-name="P11"><text:span text:style-name="Strong_20_Emphasis">Parte de la red:</text:span> Los primeros 24 bits (<text:span text:style-name="Source_20_Text">192.168.1</text:span>) identifican la red.</text:p>
        </text:list-item>
        <text:list-item>
          <text:p text:style-name="P12"><text:span text:style-name="Strong_20_Emphasis">Parte del host:</text:span> Los últimos 8 bits (<text:span text:style-name="Source_20_Text">10</text:span>) identifican al dispositivo dentro de esa red.</text:p>
        </text:list-item>
      </text:list>
      <text:p text:style-name="Horizontal_20_Line"/>
      <text:h text:style-name="Heading_20_3" text:outline-level="3"><text:soft-page-break/><text:span text:style-name="Strong_20_Emphasis">Máscaras comunes según las clases de red:</text:span></text:h>
      <table:table table:name="Tabla5" table:style-name="Tabla5">
        <table:table-column table:style-name="Tabla5.A"/>
        <table:table-column table:style-name="Tabla5.B"/>
        <table:table-column table:style-name="Tabla5.C"/>
        <table:table-column table:style-name="Tabla5.D"/>
        <table:table-header-rows>
          <table:table-row>
            <table:table-cell table:style-name="Tabla5.A1" office:value-type="string">
              <text:p text:style-name="Table_20_Heading"><text:span text:style-name="Strong_20_Emphasis">Clase</text:span></text:p>
            </table:table-cell>
            <table:table-cell table:style-name="Tabla5.A1" office:value-type="string">
              <text:p text:style-name="Table_20_Heading"><text:span text:style-name="Strong_20_Emphasis">Rango de IP</text:span></text:p>
            </table:table-cell>
            <table:table-cell table:style-name="Tabla5.A1" office:value-type="string">
              <text:p text:style-name="Table_20_Heading"><text:span text:style-name="Strong_20_Emphasis">Máscara de red predeterminada</text:span></text:p>
            </table:table-cell>
            <table:table-cell table:style-name="Tabla5.A1" office:value-type="string">
              <text:p text:style-name="Table_20_Heading"><text:span text:style-name="Strong_20_Emphasis">Prefijo</text:span></text:p>
            </table:table-cell>
          </table:table-row>
        </table:table-header-rows>
        <table:table-row>
          <table:table-cell table:style-name="Tabla5.A1" office:value-type="string">
            <text:p text:style-name="Table_20_Contents"><text:span text:style-name="Strong_20_Emphasis">A</text:span></text:p>
          </table:table-cell>
          <table:table-cell table:style-name="Tabla5.A1" office:value-type="string">
            <text:p text:style-name="Table_20_Contents">0.0.0.0 – 127.255.255.255</text:p>
          </table:table-cell>
          <table:table-cell table:style-name="Tabla5.A1" office:value-type="string">
            <text:p text:style-name="Table_20_Contents">255.0.0.0</text:p>
          </table:table-cell>
          <table:table-cell table:style-name="Tabla5.A1" office:value-type="string">
            <text:p text:style-name="Table_20_Contents">/8</text:p>
          </table:table-cell>
        </table:table-row>
        <table:table-row>
          <table:table-cell table:style-name="Tabla5.A1" office:value-type="string">
            <text:p text:style-name="Table_20_Contents"><text:span text:style-name="Strong_20_Emphasis">B</text:span></text:p>
          </table:table-cell>
          <table:table-cell table:style-name="Tabla5.A1" office:value-type="string">
            <text:p text:style-name="Table_20_Contents">128.0.0.0 – 191.255.255.255</text:p>
          </table:table-cell>
          <table:table-cell table:style-name="Tabla5.A1" office:value-type="string">
            <text:p text:style-name="Table_20_Contents">255.255.0.0</text:p>
          </table:table-cell>
          <table:table-cell table:style-name="Tabla5.A1" office:value-type="string">
            <text:p text:style-name="Table_20_Contents">/16</text:p>
          </table:table-cell>
        </table:table-row>
        <table:table-row>
          <table:table-cell table:style-name="Tabla5.A1" office:value-type="string">
            <text:p text:style-name="Table_20_Contents"><text:span text:style-name="Strong_20_Emphasis">C</text:span></text:p>
          </table:table-cell>
          <table:table-cell table:style-name="Tabla5.A1" office:value-type="string">
            <text:p text:style-name="Table_20_Contents">192.0.0.0 – 223.255.255.255</text:p>
          </table:table-cell>
          <table:table-cell table:style-name="Tabla5.A1" office:value-type="string">
            <text:p text:style-name="Table_20_Contents">255.255.255.0</text:p>
          </table:table-cell>
          <table:table-cell table:style-name="Tabla5.A1" office:value-type="string">
            <text:p text:style-name="Table_20_Contents">/24</text:p>
          </table:table-cell>
        </table:table-row>
      </table:table>
      <text:p text:style-name="Horizontal_20_Line"/>
      <text:h text:style-name="Heading_20_3" text:outline-level="3"><text:span text:style-name="Strong_20_Emphasis">Relación entre la máscara y el tamaño de la red:</text:span></text:h>
      <text:p text:style-name="Text_20_body">La máscara determina cuántos hosts puede haber en una red:</text:p>
      <text:list text:style-name="L7">
        <text:list-item>
          <text:p text:style-name="P13">Más bits en la parte de red (<text:span text:style-name="Strong_20_Emphasis">1s en la máscara</text:span>) → Menos hosts posibles.</text:p>
        </text:list-item>
        <text:list-item>
          <text:p text:style-name="P14">Más bits en la parte del host (<text:span text:style-name="Strong_20_Emphasis">0s en la máscara</text:span>) → Más hosts posibles.</text:p>
        </text:list-item>
      </text:list>
      <text:p text:style-name="Text_20_body">Por ejemplo:</text:p>
      <text:list text:style-name="L8">
        <text:list-item>
          <text:p text:style-name="P15"><text:span text:style-name="Source_20_Text">/24</text:span> (255.255.255.0): 256 direcciones totales (254 hosts, excluyendo la dirección de red y broadcast).</text:p>
        </text:list-item>
        <text:list-item>
          <text:p text:style-name="P16"><text:span text:style-name="Source_20_Text">/16</text:span> (255.255.0.0): 65,536 direcciones totales (65,534 hosts).</text:p>
        </text:list-item>
      </text:list>
      <text:p text:style-name="Text_20_body">¿Quieres más ejemplos o detalles sobre cómo calcular subredes? 😊</text:p>
      <text:p text:style-name="Text_20_body">4o</text:p>
      <text:h text:style-name="Heading_20_5" text:outline-level="5">Tú dijiste:</text:h>
      <text:p text:style-name="Text_20_body">pero para qué sirve realmenet la máscara de red para el enrutamiento. pùedes darme ejemplo binario con el AND y equipo red 192.168.10.10 y 192.168.10.14. Lueego con 192.168.10.10 8.8.8.8</text:p>
      <text:h text:style-name="Heading_20_6" text:outline-level="6">ChatGPT Plus</text:h>
      <text:p text:style-name="Text_20_body">ChatGPT</text:p>
      <text:h text:style-name="Heading_20_3" text:outline-level="3"><text:span text:style-name="Strong_20_Emphasis">¿Para qué sirve realmente la máscara de red en el enrutamiento?</text:span></text:h>
      <text:p text:style-name="Text_20_body">La máscara de red permite a los dispositivos y routers determinar si dos direcciones IP están en la misma red o si necesitan enviar los datos a otra red a través de un router. Esto se hace utilizando la operación lógica <text:span text:style-name="Strong_20_Emphasis">AND</text:span> entre la dirección IP y la máscara de red.</text:p>
      <text:list text:style-name="L9">
        <text:list-item>
          <text:p text:style-name="P17">Si el resultado de la operación AND para dos dispositivos coincide, están en la <text:span text:style-name="Strong_20_Emphasis">misma red</text:span> y pueden comunicarse directamente.</text:p>
        </text:list-item>
        <text:list-item>
          <text:p text:style-name="P18">Si el resultado es diferente, necesitan usar un router para comunicarse.</text:p>
        </text:list-item>
      </text:list>
      <text:p text:style-name="Horizontal_20_Line"/>
      <text:h text:style-name="Heading_20_3" text:outline-level="3"><text:span text:style-name="Strong_20_Emphasis">Ejemplo 1: 192.168.10.10 y 192.168.10.14</text:span></text:h>
      <text:h text:style-name="Heading_20_4" text:outline-level="4"><text:span text:style-name="Strong_20_Emphasis">Datos:</text:span></text:h>
      <text:list text:style-name="L10">
        <text:list-item>
          <text:p text:style-name="P19">Dirección IP 1: <text:span text:style-name="Source_20_Text">192.168.10.10</text:span></text:p>
        </text:list-item>
        <text:list-item>
          <text:p text:style-name="P19">Dirección IP 2: <text:span text:style-name="Source_20_Text">192.168.10.14</text:span></text:p>
        </text:list-item>
        <text:list-item>
          <text:p text:style-name="P20">Máscara de red: <text:span text:style-name="Source_20_Text">255.255.255.0</text:span> (o <text:span text:style-name="Source_20_Text">/24</text:span>)</text:p>
        </text:list-item>
      </text:list>
      <text:h text:style-name="Heading_20_4" text:outline-level="4"><text:soft-page-break/><text:span text:style-name="Strong_20_Emphasis">Paso 1: Convertir a binario</text:span></text:h>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Table_20_Heading">Dirección</text:p>
            </table:table-cell>
            <table:table-cell table:style-name="Tabla6.A1" office:value-type="string">
              <text:p text:style-name="Table_20_Heading">Decimal</text:p>
            </table:table-cell>
            <table:table-cell table:style-name="Tabla6.A1" office:value-type="string">
              <text:p text:style-name="Table_20_Heading">Binario</text:p>
            </table:table-cell>
          </table:table-row>
        </table:table-header-rows>
        <table:table-row>
          <table:table-cell table:style-name="Tabla6.A1" office:value-type="string">
            <text:p text:style-name="Table_20_Contents">IP 1</text:p>
          </table:table-cell>
          <table:table-cell table:style-name="Tabla6.A1" office:value-type="string">
            <text:p text:style-name="Table_20_Contents"><text:span text:style-name="Source_20_Text">192.168.10.10</text:span></text:p>
          </table:table-cell>
          <table:table-cell table:style-name="Tabla6.A1" office:value-type="string">
            <text:p text:style-name="Table_20_Contents"><text:span text:style-name="Source_20_Text">11000000.10101000.00001010.00001010</text:span></text:p>
          </table:table-cell>
        </table:table-row>
        <table:table-row>
          <table:table-cell table:style-name="Tabla6.A1" office:value-type="string">
            <text:p text:style-name="Table_20_Contents">IP 2</text:p>
          </table:table-cell>
          <table:table-cell table:style-name="Tabla6.A1" office:value-type="string">
            <text:p text:style-name="Table_20_Contents"><text:span text:style-name="Source_20_Text">192.168.10.14</text:span></text:p>
          </table:table-cell>
          <table:table-cell table:style-name="Tabla6.A1" office:value-type="string">
            <text:p text:style-name="Table_20_Contents"><text:span text:style-name="Source_20_Text">11000000.10101000.00001010.00001110</text:span></text:p>
          </table:table-cell>
        </table:table-row>
        <table:table-row>
          <table:table-cell table:style-name="Tabla6.A1" office:value-type="string">
            <text:p text:style-name="Table_20_Contents">Máscara</text:p>
          </table:table-cell>
          <table:table-cell table:style-name="Tabla6.A1" office:value-type="string">
            <text:p text:style-name="Table_20_Contents"><text:span text:style-name="Source_20_Text">255.255.255.0</text:span></text:p>
          </table:table-cell>
          <table:table-cell table:style-name="Tabla6.A1" office:value-type="string">
            <text:p text:style-name="Table_20_Contents"><text:span text:style-name="Source_20_Text">11111111.11111111.11111111.00000000</text:span></text:p>
          </table:table-cell>
        </table:table-row>
      </table:table>
      <text:h text:style-name="Heading_20_4" text:outline-level="4"><text:span text:style-name="Strong_20_Emphasis">Paso 2: Aplicar operación AND</text:span></text:h>
      <text:list text:style-name="L11">
        <text:list-item>
          <text:p text:style-name="P21"><text:span text:style-name="Strong_20_Emphasis">IP 1 AND Máscara:</text:span></text:p>
          <text:p text:style-name="P22">scss</text:p>
          <text:p text:style-name="P22">Copiar código</text:p>
          <text:p text:style-name="P23"><text:span text:style-name="Source_20_Text">11000000.10101000.00001010.00001010</text:span></text:p>
          <text:p text:style-name="P24"><text:span text:style-name="Source_20_Text">AND</text:span></text:p>
          <text:p text:style-name="P24"><text:span text:style-name="Source_20_Text">11111111.11111111.11111111.00000000</text:span></text:p>
          <text:p text:style-name="P24"><text:span text:style-name="Source_20_Text">=</text:span></text:p>
          <text:p text:style-name="P25"><text:span text:style-name="Source_20_Text">11000000.10101000.00001010.00000000 (192.168.10.0)</text:span></text:p>
        </text:list-item>
        <text:list-item>
          <text:p text:style-name="P21"><text:span text:style-name="Strong_20_Emphasis">IP 2 AND Máscara:</text:span></text:p>
          <text:p text:style-name="P22">scss</text:p>
          <text:p text:style-name="P22">Copiar código</text:p>
          <text:p text:style-name="P23"><text:span text:style-name="Source_20_Text">11000000.10101000.00001010.00001110</text:span></text:p>
          <text:p text:style-name="P24"><text:span text:style-name="Source_20_Text">AND</text:span></text:p>
          <text:p text:style-name="P24"><text:span text:style-name="Source_20_Text">11111111.11111111.11111111.00000000</text:span></text:p>
          <text:p text:style-name="P24"><text:span text:style-name="Source_20_Text">=</text:span></text:p>
          <text:p text:style-name="P25"><text:span text:style-name="Source_20_Text">11000000.10101000.00001010.00000000 (192.168.10.0)</text:span></text:p>
        </text:list-item>
      </text:list>
      <text:h text:style-name="Heading_20_4" text:outline-level="4"><text:span text:style-name="Strong_20_Emphasis">Resultado:</text:span></text:h>
      <text:p text:style-name="Text_20_body">Ambas IPs están en la <text:span text:style-name="Strong_20_Emphasis">misma red (192.168.10.0)</text:span>, por lo que pueden comunicarse directamente sin necesidad de un router.</text:p>
      <text:p text:style-name="Horizontal_20_Line"/>
      <text:h text:style-name="Heading_20_3" text:outline-level="3"><text:span text:style-name="Strong_20_Emphasis">Ejemplo 2: 192.168.10.10 y 8.8.8.8</text:span></text:h>
      <text:h text:style-name="Heading_20_4" text:outline-level="4"><text:span text:style-name="Strong_20_Emphasis">Datos:</text:span></text:h>
      <text:list text:style-name="L12">
        <text:list-item>
          <text:p text:style-name="P26">Dirección IP 1: <text:span text:style-name="Source_20_Text">192.168.10.10</text:span></text:p>
        </text:list-item>
        <text:list-item>
          <text:p text:style-name="P26">Dirección IP 2: <text:span text:style-name="Source_20_Text">8.8.8.8</text:span></text:p>
        </text:list-item>
        <text:list-item>
          <text:p text:style-name="P27">Máscara de red: <text:span text:style-name="Source_20_Text">255.255.255.0</text:span> (o <text:span text:style-name="Source_20_Text">/24</text:span> para IP 1).</text:p>
        </text:list-item>
      </text:list>
      <text:h text:style-name="Heading_20_4" text:outline-level="4"><text:span text:style-name="Strong_20_Emphasis">Paso 1: Convertir a binario</text:span></text:h>
      <table:table table:name="Tabla7" table:style-name="Tabla7">
        <table:table-column table:style-name="Tabla7.A"/>
        <table:table-column table:style-name="Tabla7.B"/>
        <table:table-column table:style-name="Tabla7.C"/>
        <table:table-header-rows>
          <table:table-row>
            <table:table-cell table:style-name="Tabla7.A1" office:value-type="string">
              <text:p text:style-name="Table_20_Heading">Dirección</text:p>
            </table:table-cell>
            <table:table-cell table:style-name="Tabla7.A1" office:value-type="string">
              <text:p text:style-name="Table_20_Heading">Decimal</text:p>
            </table:table-cell>
            <table:table-cell table:style-name="Tabla7.A1" office:value-type="string">
              <text:p text:style-name="Table_20_Heading">Binario</text:p>
            </table:table-cell>
          </table:table-row>
        </table:table-header-rows>
        <table:table-row>
          <table:table-cell table:style-name="Tabla7.A1" office:value-type="string">
            <text:p text:style-name="Table_20_Contents">IP 1</text:p>
          </table:table-cell>
          <table:table-cell table:style-name="Tabla7.A1" office:value-type="string">
            <text:p text:style-name="Table_20_Contents"><text:span text:style-name="Source_20_Text">192.168.10.10</text:span></text:p>
          </table:table-cell>
          <table:table-cell table:style-name="Tabla7.A1" office:value-type="string">
            <text:p text:style-name="Table_20_Contents"><text:span text:style-name="Source_20_Text">11000000.10101000.00001010.00001010</text:span></text:p>
          </table:table-cell>
        </table:table-row>
        <table:table-row>
          <table:table-cell table:style-name="Tabla7.A1" office:value-type="string">
            <text:p text:style-name="Table_20_Contents">IP 2</text:p>
          </table:table-cell>
          <table:table-cell table:style-name="Tabla7.A1" office:value-type="string">
            <text:p text:style-name="Table_20_Contents"><text:span text:style-name="Source_20_Text">8.8.8.8</text:span></text:p>
          </table:table-cell>
          <table:table-cell table:style-name="Tabla7.A1" office:value-type="string">
            <text:p text:style-name="Table_20_Contents"><text:span text:style-name="Source_20_Text">00001000.00001000.00001000.00001000</text:span></text:p>
          </table:table-cell>
        </table:table-row>
        <table:table-row>
          <table:table-cell table:style-name="Tabla7.A1" office:value-type="string">
            <text:p text:style-name="Table_20_Contents">Máscara</text:p>
          </table:table-cell>
          <table:table-cell table:style-name="Tabla7.A1" office:value-type="string">
            <text:p text:style-name="Table_20_Contents"><text:span text:style-name="Source_20_Text">255.255.255.0</text:span></text:p>
          </table:table-cell>
          <table:table-cell table:style-name="Tabla7.A1" office:value-type="string">
            <text:p text:style-name="Table_20_Contents"><text:span text:style-name="Source_20_Text">11111111.11111111.11111111.00000000</text:span></text:p>
          </table:table-cell>
        </table:table-row>
      </table:table>
      <text:h text:style-name="Heading_20_4" text:outline-level="4"><text:span text:style-name="Strong_20_Emphasis">Paso 2: Aplicar operación AND</text:span></text:h>
      <text:list text:style-name="L13">
        <text:list-item>
          <text:p text:style-name="P28"><text:span text:style-name="Strong_20_Emphasis">IP 1 AND Máscara:</text:span></text:p>
          <text:p text:style-name="P29">scss</text:p>
          <text:p text:style-name="P29">Copiar código</text:p>
          <text:p text:style-name="P30"><text:span text:style-name="Source_20_Text">11000000.10101000.00001010.00001010</text:span></text:p>
          <text:p text:style-name="P31"><text:soft-page-break/><text:span text:style-name="Source_20_Text">AND</text:span></text:p>
          <text:p text:style-name="P31"><text:span text:style-name="Source_20_Text">11111111.11111111.11111111.00000000</text:span></text:p>
          <text:p text:style-name="P31"><text:span text:style-name="Source_20_Text">=</text:span></text:p>
          <text:p text:style-name="P32"><text:span text:style-name="Source_20_Text">11000000.10101000.00001010.00000000 (192.168.10.0)</text:span></text:p>
        </text:list-item>
        <text:list-item>
          <text:p text:style-name="P28"><text:span text:style-name="Strong_20_Emphasis">IP 2 AND Máscara:</text:span></text:p>
          <text:p text:style-name="P29">scss</text:p>
          <text:p text:style-name="P29">Copiar código</text:p>
          <text:p text:style-name="P30"><text:span text:style-name="Source_20_Text">00001000.00001000.00001000.00001000</text:span></text:p>
          <text:p text:style-name="P31"><text:span text:style-name="Source_20_Text">AND</text:span></text:p>
          <text:p text:style-name="P31"><text:span text:style-name="Source_20_Text">11111111.11111111.11111111.00000000</text:span></text:p>
          <text:p text:style-name="P31"><text:span text:style-name="Source_20_Text">=</text:span></text:p>
          <text:p text:style-name="P32"><text:span text:style-name="Source_20_Text">00001000.00001000.00001000.00000000 (8.8.8.0)</text:span></text:p>
        </text:list-item>
      </text:list>
      <text:h text:style-name="Heading_20_4" text:outline-level="4"><text:span text:style-name="Strong_20_Emphasis">Resultado:</text:span></text:h>
      <text:p text:style-name="Text_20_body">Las redes son diferentes:</text:p>
      <text:list text:style-name="L14">
        <text:list-item>
          <text:p text:style-name="P33">IP 1 pertenece a la red <text:span text:style-name="Strong_20_Emphasis">192.168.10.0</text:span>.</text:p>
        </text:list-item>
        <text:list-item>
          <text:p text:style-name="P34">IP 2 pertenece a la red <text:span text:style-name="Strong_20_Emphasis">8.8.8.0</text:span>.</text:p>
        </text:list-item>
      </text:list>
      <text:p text:style-name="Text_20_body">Por lo tanto, para que estas direcciones IP puedan comunicarse, es necesario utilizar un <text:span text:style-name="Strong_20_Emphasis">router</text:span> que enrute los datos entre ambas redes.</text:p>
      <text:p text:style-name="Horizontal_20_Line"/>
      <text:h text:style-name="Heading_20_3" text:outline-level="3"><text:span text:style-name="Strong_20_Emphasis">Resumen del uso del AND:</text:span></text:h>
      <text:list text:style-name="L15">
        <text:list-item>
          <text:p text:style-name="P35"><text:span text:style-name="Strong_20_Emphasis">Determina si dos dispositivos están en la misma red o no.</text:span></text:p>
        </text:list-item>
        <text:list-item>
          <text:p text:style-name="P36"><text:span text:style-name="Strong_20_Emphasis">Facilita el enrutamiento al identificar a qué red pertenece cada dirección.</text:span><text:line-break/>Si quieres más ejemplos o dudas sobre este tema, ¡puedes pedírmelo! 😊</text:p>
        </text:list-item>
      </text:list>
      <text:p text:style-name="Text_20_body">4o</text:p>
      <text:h text:style-name="Heading_20_5" text:outline-level="5">Tú dijiste:</text:h>
      <text:p text:style-name="Text_20_body">me puedes indicar que son las direcciones ip privadas? y el por qué?</text:p>
      <text:h text:style-name="Heading_20_6" text:outline-level="6">ChatGPT Plus</text:h>
      <text:p text:style-name="Text_20_body">ChatGPT</text:p>
      <text:h text:style-name="Heading_20_3" text:outline-level="3"><text:span text:style-name="Strong_20_Emphasis">¿Qué son las direcciones IP privadas?</text:span></text:h>
      <text:p text:style-name="Text_20_body">Las <text:span text:style-name="Strong_20_Emphasis">direcciones IP privadas</text:span> son un rango específico de direcciones IP que no son accesibles directamente desde Internet. Estas direcciones están reservadas para su uso dentro de redes locales (LAN), como las de hogares, oficinas o empresas, y son definidas por la norma <text:span text:style-name="Strong_20_Emphasis">RFC 1918</text:span>.</text:p>
      <text:p text:style-name="Text_20_body">Los dispositivos en una red con direcciones privadas pueden comunicarse entre sí, pero para acceder a Internet, necesitan un dispositivo como un <text:span text:style-name="Strong_20_Emphasis">router</text:span> que haga una traducción de direcciones de red (NAT, Network Address Translation).</text:p>
      <text:p text:style-name="Horizontal_20_Line"/>
      <text:h text:style-name="Heading_20_3" text:outline-level="3"><text:soft-page-break/><text:span text:style-name="Strong_20_Emphasis">Rangos de direcciones IP privadas</text:span></text:h>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Table_20_Heading"><text:span text:style-name="Strong_20_Emphasis">Clase</text:span></text:p>
            </table:table-cell>
            <table:table-cell table:style-name="Tabla8.A1" office:value-type="string">
              <text:p text:style-name="Table_20_Heading"><text:span text:style-name="Strong_20_Emphasis">Rango de direcciones privadas</text:span></text:p>
            </table:table-cell>
            <table:table-cell table:style-name="Tabla8.A1" office:value-type="string">
              <text:p text:style-name="Table_20_Heading"><text:span text:style-name="Strong_20_Emphasis">Máscara predeterminada</text:span></text:p>
            </table:table-cell>
          </table:table-row>
        </table:table-header-rows>
        <table:table-row>
          <table:table-cell table:style-name="Tabla8.A1" office:value-type="string">
            <text:p text:style-name="Table_20_Contents"><text:span text:style-name="Strong_20_Emphasis">A</text:span></text:p>
          </table:table-cell>
          <table:table-cell table:style-name="Tabla8.A1" office:value-type="string">
            <text:p text:style-name="Table_20_Contents">10.0.0.0 – 10.255.255.255</text:p>
          </table:table-cell>
          <table:table-cell table:style-name="Tabla8.A1" office:value-type="string">
            <text:p text:style-name="Table_20_Contents">255.0.0.0 (/8)</text:p>
          </table:table-cell>
        </table:table-row>
        <table:table-row>
          <table:table-cell table:style-name="Tabla8.A1" office:value-type="string">
            <text:p text:style-name="Table_20_Contents"><text:span text:style-name="Strong_20_Emphasis">B</text:span></text:p>
          </table:table-cell>
          <table:table-cell table:style-name="Tabla8.A1" office:value-type="string">
            <text:p text:style-name="Table_20_Contents">172.16.0.0 – 172.31.255.255</text:p>
          </table:table-cell>
          <table:table-cell table:style-name="Tabla8.A1" office:value-type="string">
            <text:p text:style-name="Table_20_Contents">255.240.0.0 (/12)</text:p>
          </table:table-cell>
        </table:table-row>
        <table:table-row>
          <table:table-cell table:style-name="Tabla8.A1" office:value-type="string">
            <text:p text:style-name="Table_20_Contents"><text:span text:style-name="Strong_20_Emphasis">C</text:span></text:p>
          </table:table-cell>
          <table:table-cell table:style-name="Tabla8.A1" office:value-type="string">
            <text:p text:style-name="Table_20_Contents">192.168.0.0 – 192.168.255.255</text:p>
          </table:table-cell>
          <table:table-cell table:style-name="Tabla8.A1" office:value-type="string">
            <text:p text:style-name="Table_20_Contents">255.255.0.0 (/16)</text:p>
          </table:table-cell>
        </table:table-row>
      </table:table>
      <text:p text:style-name="Horizontal_20_Line"/>
      <text:h text:style-name="Heading_20_3" text:outline-level="3"><text:span text:style-name="Strong_20_Emphasis">¿Por qué existen las direcciones IP privadas?</text:span></text:h>
      <text:list text:style-name="L16">
        <text:list-item>
          <text:p text:style-name="P37"><text:span text:style-name="Strong_20_Emphasis">Conservación de direcciones IP públicas:</text:span><text:line-break/>El espacio de direcciones IPv4 es limitado, por lo que las direcciones privadas permiten que millones de dispositivos en redes locales utilicen las mismas direcciones sin agotar las públicas.</text:p>
        </text:list-item>
        <text:list-item>
          <text:p text:style-name="P37"><text:span text:style-name="Strong_20_Emphasis">Seguridad:</text:span><text:line-break/>Las direcciones privadas no son enroutables en Internet, lo que protege los dispositivos internos de accesos no autorizados desde el exterior.</text:p>
        </text:list-item>
        <text:list-item>
          <text:p text:style-name="P37"><text:span text:style-name="Strong_20_Emphasis">Facilita la administración de redes locales:</text:span><text:line-break/>Los administradores pueden reutilizar direcciones privadas en diferentes redes sin conflictos, lo que simplifica la configuración y la escalabilidad.</text:p>
        </text:list-item>
        <text:list-item>
          <text:p text:style-name="P37"><text:span text:style-name="Strong_20_Emphasis">Intermediación mediante NAT:</text:span><text:line-break/>Los routers traducen direcciones privadas a públicas cuando los dispositivos necesitan conectarse a Internet, ocultando la red interna y mejorando la seguridad.</text:p>
        </text:list-item>
      </text:list>
      <text:p text:style-name="Horizontal_20_Line"/>
      <text:h text:style-name="Heading_20_3" text:outline-level="3"><text:span text:style-name="Strong_20_Emphasis">Ejemplo práctico:</text:span></text:h>
      <text:p text:style-name="Text_20_body">Supongamos una red doméstica:</text:p>
      <text:list text:style-name="L17">
        <text:list-item>
          <text:p text:style-name="P38"><text:span text:style-name="Strong_20_Emphasis">IP privada de un dispositivo:</text:span> <text:span text:style-name="Source_20_Text">192.168.1.10</text:span></text:p>
        </text:list-item>
        <text:list-item>
          <text:p text:style-name="P38"><text:span text:style-name="Strong_20_Emphasis">Red local:</text:span> Todos los dispositivos con direcciones como <text:span text:style-name="Source_20_Text">192.168.1.x</text:span> pueden comunicarse directamente entre sí.</text:p>
        </text:list-item>
        <text:list-item>
          <text:p text:style-name="P39"><text:span text:style-name="Strong_20_Emphasis">Conexión a Internet:</text:span> El router tiene una <text:span text:style-name="Strong_20_Emphasis">IP pública</text:span> (por ejemplo, <text:span text:style-name="Source_20_Text">203.0.113.1</text:span>) y utiliza NAT para permitir que los dispositivos privados accedan a Internet.</text:p>
        </text:list-item>
      </text:list>
      <text:p text:style-name="Horizontal_20_Line"/>
      <text:p text:style-name="Text_20_body">En resumen, las direcciones IP privadas son una solución fundamental para extender el uso de IPv4, mejorar la seguridad de redes internas y optimizar el acceso a Internet desde redes locales. Si necesitas más detalles sobre su uso o configuración, ¡puedes preguntarme! 😊</text:p>
      <text:p text:style-name="Text_20_body">4o</text:p>
      <text:h text:style-name="Heading_20_5" text:outline-level="5">Tú dijiste:</text:h>
      <text:p text:style-name="Text_20_body">qué es NAT? y para que sirve?</text:p>
      <text:h text:style-name="Heading_20_6" text:outline-level="6">ChatGPT Plus</text:h>
      <text:p text:style-name="Text_20_body">ChatGPT</text:p>
      <text:h text:style-name="Heading_20_3" text:outline-level="3"><text:soft-page-break/><text:span text:style-name="Strong_20_Emphasis">¿Qué es NAT (Network Address Translation)?</text:span></text:h>
      <text:p text:style-name="Text_20_body">El <text:span text:style-name="Strong_20_Emphasis">NAT</text:span> (Traducción de Direcciones de Red) es una técnica utilizada en redes informáticas que permite modificar las direcciones IP en los paquetes de datos que transitan entre una red local (LAN) y una red externa (como Internet). Es implementado generalmente en routers o firewalls.</text:p>
      <text:p text:style-name="Horizontal_20_Line"/>
      <text:h text:style-name="Heading_20_3" text:outline-level="3"><text:span text:style-name="Strong_20_Emphasis">¿Para qué sirve NAT?</text:span></text:h>
      <text:list text:style-name="L18">
        <text:list-item>
          <text:p text:style-name="P40"><text:span text:style-name="Strong_20_Emphasis">Conservar direcciones IPv4 públicas:</text:span><text:line-break/>Permite que múltiples dispositivos en una red local (con IP privadas) compartan una única dirección IP pública para acceder a Internet. Esto es crucial debido a la limitada disponibilidad de direcciones IPv4.</text:p>
        </text:list-item>
        <text:list-item>
          <text:p text:style-name="P40"><text:span text:style-name="Strong_20_Emphasis">Seguridad:</text:span><text:line-break/>Oculta las direcciones IP privadas de los dispositivos en la red interna, lo que dificulta que usuarios externos accedan directamente a ellos.</text:p>
        </text:list-item>
        <text:list-item>
          <text:p text:style-name="P40"><text:span text:style-name="Strong_20_Emphasis">Flexibilidad en redes privadas:</text:span><text:line-break/>Facilita la reutilización de direcciones IP privadas dentro de redes locales, sin generar conflictos en Internet.</text:p>
        </text:list-item>
      </text:list>
      <text:p text:style-name="Horizontal_20_Line"/>
      <text:h text:style-name="Heading_20_3" text:outline-level="3"><text:span text:style-name="Strong_20_Emphasis">Tipos de NAT:</text:span></text:h>
      <text:list text:style-name="L19">
        <text:list-item>
          <text:p text:style-name="P41"><text:span text:style-name="Strong_20_Emphasis">NAT estático:</text:span><text:line-break/>Asigna una única dirección IP pública fija a una dirección IP privada específica. Es útil para servidores internos que necesitan ser accesibles desde Internet.</text:p>
          <text:list>
            <text:list-item>
              <text:p text:style-name="P42">Ejemplo: <text:span text:style-name="Source_20_Text">192.168.1.10</text:span> (IP privada) ↔ <text:span text:style-name="Source_20_Text">203.0.113.5</text:span> (IP pública fija).</text:p>
            </text:list-item>
          </text:list>
        </text:list-item>
        <text:list-item>
          <text:p text:style-name="P41"><text:span text:style-name="Strong_20_Emphasis">NAT dinámico:</text:span><text:line-break/>Asigna una dirección IP pública de un grupo (pool) a un dispositivo privado de manera temporal cuando este necesita acceso a Internet.</text:p>
          <text:list>
            <text:list-item>
              <text:p text:style-name="P42">Ejemplo: Varios dispositivos usan diferentes IP públicas según disponibilidad.</text:p>
            </text:list-item>
          </text:list>
        </text:list-item>
        <text:list-item>
          <text:p text:style-name="P41"><text:span text:style-name="Strong_20_Emphasis">PAT (Port Address Translation o NAT sobrecargado):</text:span><text:line-break/>Permite que múltiples dispositivos compartan una sola dirección IP pública mediante el uso de números de puerto.</text:p>
          <text:list>
            <text:list-item>
              <text:p text:style-name="P42">Ejemplo:</text:p>
              <text:list>
                <text:list-item>
                  <text:p text:style-name="P42"><text:span text:style-name="Source_20_Text">192.168.1.10:12345</text:span> ↔ <text:span text:style-name="Source_20_Text">203.0.113.1:80</text:span></text:p>
                </text:list-item>
                <text:list-item>
                  <text:p text:style-name="P41"><text:span text:style-name="Source_20_Text">192.168.1.20:12346</text:span> ↔ <text:span text:style-name="Source_20_Text">203.0.113.1:443</text:span></text:p>
                </text:list-item>
              </text:list>
            </text:list-item>
          </text:list>
        </text:list-item>
      </text:list>
      <text:p text:style-name="Horizontal_20_Line"/>
      <text:h text:style-name="Heading_20_3" text:outline-level="3"><text:span text:style-name="Strong_20_Emphasis">Ejemplo práctico de NAT:</text:span></text:h>
      <text:h text:style-name="Heading_20_4" text:outline-level="4"><text:span text:style-name="Strong_20_Emphasis">Red local (LAN):</text:span></text:h>
      <text:list text:style-name="L20">
        <text:list-item>
          <text:p text:style-name="P43">Dirección IP privada del dispositivo 1: <text:span text:style-name="Source_20_Text">192.168.1.10</text:span></text:p>
        </text:list-item>
        <text:list-item>
          <text:p text:style-name="P43">Dirección IP privada del dispositivo 2: <text:span text:style-name="Source_20_Text">192.168.1.11</text:span></text:p>
        </text:list-item>
        <text:list-item>
          <text:p text:style-name="P44"><text:soft-page-break/>Ambos necesitan acceder a Internet.</text:p>
        </text:list-item>
      </text:list>
      <text:h text:style-name="Heading_20_4" text:outline-level="4"><text:span text:style-name="Strong_20_Emphasis">Router con NAT:</text:span></text:h>
      <text:list text:style-name="L21">
        <text:list-item>
          <text:p text:style-name="P45">IP privada del router (LAN): <text:span text:style-name="Source_20_Text">192.168.1.1</text:span></text:p>
        </text:list-item>
        <text:list-item>
          <text:p text:style-name="P46">IP pública del router (WAN): <text:span text:style-name="Source_20_Text">203.0.113.1</text:span></text:p>
        </text:list-item>
      </text:list>
      <text:h text:style-name="Heading_20_4" text:outline-level="4"><text:span text:style-name="Strong_20_Emphasis">Funcionamiento:</text:span></text:h>
      <text:list text:style-name="L22">
        <text:list-item>
          <text:p text:style-name="P47">El dispositivo 1 envía una solicitud para acceder a <text:span text:style-name="Source_20_Text">google.com</text:span>.</text:p>
        </text:list-item>
        <text:list-item>
          <text:p text:style-name="P47">El router con NAT traduce la dirección privada (<text:span text:style-name="Source_20_Text">192.168.1.10</text:span>) a su dirección pública (<text:span text:style-name="Source_20_Text">203.0.113.1</text:span>) y lo envía a Internet.</text:p>
        </text:list-item>
        <text:list-item>
          <text:p text:style-name="P48">Cuando el servidor de Google responde, el router traduce la dirección pública de regreso a la privada y reenvía los datos al dispositivo correcto.</text:p>
        </text:list-item>
      </text:list>
      <text:p text:style-name="Horizontal_20_Line"/>
      <text:h text:style-name="Heading_20_3" text:outline-level="3"><text:span text:style-name="Strong_20_Emphasis">Ventajas del NAT:</text:span></text:h>
      <text:list text:style-name="L23">
        <text:list-item>
          <text:p text:style-name="P49">Conserva direcciones IP públicas.</text:p>
        </text:list-item>
        <text:list-item>
          <text:p text:style-name="P49">Mejora la seguridad al ocultar las direcciones privadas de la red interna.</text:p>
        </text:list-item>
        <text:list-item>
          <text:p text:style-name="P50">Compatible con redes que usan direcciones privadas.</text:p>
        </text:list-item>
      </text:list>
      <text:h text:style-name="Heading_20_3" text:outline-level="3"><text:span text:style-name="Strong_20_Emphasis">Desventajas del NAT:</text:span></text:h>
      <text:list text:style-name="L24">
        <text:list-item>
          <text:p text:style-name="P51">Puede generar latencia adicional debido al proceso de traducción.</text:p>
        </text:list-item>
        <text:list-item>
          <text:p text:style-name="P52">Algunos protocolos que dependen de IP específicas pueden tener problemas (por ejemplo, algunos juegos en línea o aplicaciones de VoIP).</text:p>
        </text:list-item>
      </text:list>
      <text:p text:style-name="Text_20_body">¿Quieres más ejemplos o una explicación más detallada? 😊</text:p>
      <text:p text:style-name="Text_20_body">4o</text:p>
      <text:h text:style-name="Heading_20_5" text:outline-level="5">Tú dijiste:</text:h>
      <text:p text:style-name="Text_20_body">qué son los puertos logicos y para qué sirven ?</text:p>
      <text:h text:style-name="Heading_20_6" text:outline-level="6">ChatGPT Plus</text:h>
      <text:p text:style-name="Text_20_body">ChatGPT</text:p>
      <text:h text:style-name="Heading_20_3" text:outline-level="3"><text:span text:style-name="Strong_20_Emphasis">¿Qué son los puertos lógicos?</text:span></text:h>
      <text:p text:style-name="Text_20_body">Los <text:span text:style-name="Strong_20_Emphasis">puertos lógicos</text:span> son números asignados a las aplicaciones o servicios en un dispositivo de red para identificar y gestionar las comunicaciones a nivel de la capa de transporte del modelo TCP/IP. Estos puertos actúan como puntos de entrada o salida para datos que fluyen entre dispositivos, permitiendo que múltiples aplicaciones se ejecuten simultáneamente en un mismo dispositivo sin interferencias.</text:p>
      <text:p text:style-name="Text_20_body">Los puertos lógicos se utilizan principalmente con los protocolos <text:span text:style-name="Strong_20_Emphasis">TCP (Transmission Control Protocol)</text:span> y <text:span text:style-name="Strong_20_Emphasis">UDP (User Datagram Protocol)</text:span>.</text:p>
      <text:p text:style-name="Horizontal_20_Line"/>
      <text:h text:style-name="Heading_20_3" text:outline-level="3"><text:soft-page-break/><text:span text:style-name="Strong_20_Emphasis">¿Para qué sirven los puertos lógicos?</text:span></text:h>
      <text:list text:style-name="L25">
        <text:list-item>
          <text:p text:style-name="P53"><text:span text:style-name="Strong_20_Emphasis">Identificar servicios o aplicaciones:</text:span><text:line-break/>Cada puerto lógico está asociado con un servicio o aplicación específica (por ejemplo, el puerto 80 para HTTP o el puerto 443 para HTTPS).</text:p>
        </text:list-item>
        <text:list-item>
          <text:p text:style-name="P53"><text:span text:style-name="Strong_20_Emphasis">Gestionar conexiones simultáneas:</text:span><text:line-break/>Permiten que un dispositivo maneje múltiples conexiones al mismo tiempo, diferenciándolas según el número de puerto.</text:p>
        </text:list-item>
        <text:list-item>
          <text:p text:style-name="P53"><text:span text:style-name="Strong_20_Emphasis">Facilitar el enrutamiento interno de datos:</text:span><text:line-break/>Cuando un dispositivo recibe un paquete, el número de puerto ayuda al sistema operativo a determinar qué aplicación o servicio debe procesar los datos.</text:p>
        </text:list-item>
        <text:list-item>
          <text:p text:style-name="P53"><text:span text:style-name="Strong_20_Emphasis">Establecer seguridad:</text:span><text:line-break/>Los firewalls y sistemas de seguridad utilizan los números de puerto para permitir o bloquear el tráfico según políticas definidas.</text:p>
        </text:list-item>
      </text:list>
      <text:p text:style-name="Horizontal_20_Line"/>
      <text:h text:style-name="Heading_20_3" text:outline-level="3"><text:span text:style-name="Strong_20_Emphasis">Tipos de puertos lógicos:</text:span></text:h>
      <text:p text:style-name="Text_20_body">Los puertos se dividen en rangos, según su asignación y uso:</text:p>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Table_20_Heading"><text:span text:style-name="Strong_20_Emphasis">Rango</text:span></text:p>
            </table:table-cell>
            <table:table-cell table:style-name="Tabla9.A1" office:value-type="string">
              <text:p text:style-name="Table_20_Heading"><text:span text:style-name="Strong_20_Emphasis">Descripción</text:span></text:p>
            </table:table-cell>
            <table:table-cell table:style-name="Tabla9.A1" office:value-type="string">
              <text:p text:style-name="Table_20_Heading"><text:span text:style-name="Strong_20_Emphasis">Ejemplos</text:span></text:p>
            </table:table-cell>
          </table:table-row>
        </table:table-header-rows>
        <table:table-row>
          <table:table-cell table:style-name="Tabla9.A1" office:value-type="string">
            <text:p text:style-name="Table_20_Contents"><text:span text:style-name="Strong_20_Emphasis">Puertos bien conocidos (0-1023):</text:span></text:p>
          </table:table-cell>
          <table:table-cell table:style-name="Tabla9.A1" office:value-type="string">
            <text:p text:style-name="Table_20_Contents">Reservados para servicios y aplicaciones estándar reconocidos a nivel global.</text:p>
          </table:table-cell>
          <table:table-cell table:style-name="Tabla9.A1" office:value-type="string">
            <text:p text:style-name="Table_20_Contents">- Puerto 80 (HTTP) <text:line-break/>- Puerto 22 (SSH)</text:p>
          </table:table-cell>
        </table:table-row>
        <table:table-row>
          <table:table-cell table:style-name="Tabla9.A1" office:value-type="string">
            <text:p text:style-name="Table_20_Contents"><text:span text:style-name="Strong_20_Emphasis">Puertos registrados (1024-49151):</text:span></text:p>
          </table:table-cell>
          <table:table-cell table:style-name="Tabla9.A1" office:value-type="string">
            <text:p text:style-name="Table_20_Contents">Usados por aplicaciones de usuario o servicios específicos que no están en el rango de los puertos bien conocidos.</text:p>
          </table:table-cell>
          <table:table-cell table:style-name="Tabla9.A1" office:value-type="string">
            <text:p text:style-name="Table_20_Contents">- Puerto 3306 (MySQL) <text:line-break/>- Puerto 3389 (RDP)</text:p>
          </table:table-cell>
        </table:table-row>
        <table:table-row>
          <table:table-cell table:style-name="Tabla9.A1" office:value-type="string">
            <text:p text:style-name="Table_20_Contents"><text:span text:style-name="Strong_20_Emphasis">Puertos dinámicos o privados (49152-65535):</text:span></text:p>
          </table:table-cell>
          <table:table-cell table:style-name="Tabla9.A1" office:value-type="string">
            <text:p text:style-name="Table_20_Contents">Usados de forma temporal para conexiones cliente-servidor.</text:p>
          </table:table-cell>
          <table:table-cell table:style-name="Tabla9.A1" office:value-type="string">
            <text:p text:style-name="Table_20_Contents">- Asignados automáticamente por el sistema operativo durante la conexión.</text:p>
          </table:table-cell>
        </table:table-row>
      </table:table>
      <text:p text:style-name="Horizontal_20_Line"/>
      <text:h text:style-name="Heading_20_3" text:outline-level="3"><text:span text:style-name="Strong_20_Emphasis">Ejemplo práctico:</text:span></text:h>
      <text:p text:style-name="Text_20_body">Supongamos que un navegador web (cliente) quiere acceder a un sitio web (servidor):</text:p>
      <text:list text:style-name="L26">
        <text:list-item>
          <text:p text:style-name="P54">El navegador envía una solicitud al servidor web en el puerto <text:span text:style-name="Strong_20_Emphasis">80</text:span> (HTTP).</text:p>
        </text:list-item>
        <text:list-item>
          <text:p text:style-name="P54">El sistema operativo del cliente asigna un puerto dinámico (por ejemplo, <text:span text:style-name="Strong_20_Emphasis">50000</text:span>) para la conexión.</text:p>
        </text:list-item>
        <text:list-item>
          <text:p text:style-name="P54">El servidor responde al cliente desde el puerto <text:span text:style-name="Strong_20_Emphasis">80</text:span> hacia el puerto <text:span text:style-name="Strong_20_Emphasis">50000</text:span> del cliente.</text:p>
        </text:list-item>
        <text:list-item>
          <text:p text:style-name="P55">El cliente y el servidor usan estos números de puerto para comunicarse mientras dura la conexión.</text:p>
        </text:list-item>
      </text:list>
      <text:p text:style-name="Horizontal_20_Line"/>
      <text:h text:style-name="Heading_20_3" text:outline-level="3"><text:span text:style-name="Strong_20_Emphasis">Puertos comunes y su uso:</text:span></text:h>
      <table:table table:name="Tabla10" table:style-name="Tabla10">
        <table:table-column table:style-name="Tabla10.A"/>
        <table:table-column table:style-name="Tabla10.B"/>
        <table:table-header-rows>
          <table:table-row>
            <table:table-cell table:style-name="Tabla10.A1" office:value-type="string">
              <text:p text:style-name="Table_20_Heading"><text:span text:style-name="Strong_20_Emphasis">Puerto</text:span></text:p>
            </table:table-cell>
            <table:table-cell table:style-name="Tabla10.A1" office:value-type="string">
              <text:p text:style-name="Table_20_Heading"><text:span text:style-name="Strong_20_Emphasis">Protocolo/Servicio</text:span></text:p>
            </table:table-cell>
          </table:table-row>
        </table:table-header-rows>
        <table:table-row>
          <table:table-cell table:style-name="Tabla10.A1" office:value-type="string">
            <text:p text:style-name="Table_20_Contents">20, 21</text:p>
          </table:table-cell>
          <table:table-cell table:style-name="Tabla10.A1" office:value-type="string">
            <text:p text:style-name="Table_20_Contents">FTP (Transferencia de archivos)</text:p>
          </table:table-cell>
        </table:table-row>
        <table:table-row>
          <table:table-cell table:style-name="Tabla10.A1" office:value-type="string">
            <text:p text:style-name="Table_20_Contents">22</text:p>
          </table:table-cell>
          <table:table-cell table:style-name="Tabla10.A1" office:value-type="string">
            <text:p text:style-name="Table_20_Contents">SSH (Acceso remoto seguro)</text:p>
          </table:table-cell>
        </table:table-row>
        <text:soft-page-break/>
        <table:table-row>
          <table:table-cell table:style-name="Tabla10.A1" office:value-type="string">
            <text:p text:style-name="Table_20_Contents">23</text:p>
          </table:table-cell>
          <table:table-cell table:style-name="Tabla10.A1" office:value-type="string">
            <text:p text:style-name="Table_20_Contents">Telnet (Acceso remoto no seguro)</text:p>
          </table:table-cell>
        </table:table-row>
        <table:table-row>
          <table:table-cell table:style-name="Tabla10.A1" office:value-type="string">
            <text:p text:style-name="Table_20_Contents">25</text:p>
          </table:table-cell>
          <table:table-cell table:style-name="Tabla10.A1" office:value-type="string">
            <text:p text:style-name="Table_20_Contents">SMTP (Correo saliente)</text:p>
          </table:table-cell>
        </table:table-row>
        <table:table-row>
          <table:table-cell table:style-name="Tabla10.A1" office:value-type="string">
            <text:p text:style-name="Table_20_Contents">53</text:p>
          </table:table-cell>
          <table:table-cell table:style-name="Tabla10.A1" office:value-type="string">
            <text:p text:style-name="Table_20_Contents">DNS (Resolución de nombres)</text:p>
          </table:table-cell>
        </table:table-row>
        <table:table-row>
          <table:table-cell table:style-name="Tabla10.A1" office:value-type="string">
            <text:p text:style-name="Table_20_Contents">80</text:p>
          </table:table-cell>
          <table:table-cell table:style-name="Tabla10.A1" office:value-type="string">
            <text:p text:style-name="Table_20_Contents">HTTP (Navegación web)</text:p>
          </table:table-cell>
        </table:table-row>
        <table:table-row>
          <table:table-cell table:style-name="Tabla10.A1" office:value-type="string">
            <text:p text:style-name="Table_20_Contents">443</text:p>
          </table:table-cell>
          <table:table-cell table:style-name="Tabla10.A1" office:value-type="string">
            <text:p text:style-name="Table_20_Contents">HTTPS (Navegación segura)</text:p>
          </table:table-cell>
        </table:table-row>
        <table:table-row>
          <table:table-cell table:style-name="Tabla10.A1" office:value-type="string">
            <text:p text:style-name="Table_20_Contents">3389</text:p>
          </table:table-cell>
          <table:table-cell table:style-name="Tabla10.A1" office:value-type="string">
            <text:p text:style-name="Table_20_Contents">RDP (Escritorio remoto)</text:p>
          </table:table-cell>
        </table:table-row>
      </table:table>
      <text:p text:style-name="Horizontal_20_Line"/>
      <text:h text:style-name="Heading_20_3" text:outline-level="3"><text:span text:style-name="Strong_20_Emphasis">Resumen:</text:span></text:h>
      <text:p text:style-name="Text_20_body">Los puertos lógicos son como "puertas virtuales" que permiten que las aplicaciones y servicios se comuniquen a través de la red. Gracias a ellos, los dispositivos pueden manejar múltiples conexiones simultáneamente y establecer reglas de seguridad más específicas.</text:p>
      <text:p text:style-name="Text_20_body">¿Te interesa explorar cómo funcionan en aplicaciones específicas o en la configuración de un firewall? 😊</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7T09:51:32.266000000</meta:creation-date>
    <dc:date>2024-11-19T12:21:17.981000000</dc:date>
    <meta:editing-duration>PT1H33M1S</meta:editing-duration>
    <meta:editing-cycles>8</meta:editing-cycles>
    <meta:generator>LibreOffice/24.8.2.1$Windows_X86_64 LibreOffice_project/0f794b6e29741098670a3b95d60478a65d05ef13</meta:generator>
    <meta:document-statistic meta:table-count="10" meta:image-count="0" meta:object-count="0" meta:page-count="12" meta:paragraph-count="382" meta:word-count="2934" meta:character-count="18558" meta:non-whitespace-character-count="16087"/>
  </office:meta>
</office:document-meta>
</file>